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51cm"/>
    </style:style>
    <style:style style:name="co2" style:family="table-column">
      <style:table-column-properties fo:break-before="auto" style:column-width="12.353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4.001cm"/>
    </style:style>
    <style:style style:name="co5" style:family="table-column">
      <style:table-column-properties fo:break-before="auto" style:column-width="3.279cm"/>
    </style:style>
    <style:style style:name="co6" style:family="table-column">
      <style:table-column-properties fo:break-before="auto" style:column-width="5.943cm"/>
    </style:style>
    <style:style style:name="co7" style:family="table-column">
      <style:table-column-properties fo:break-before="auto" style:column-width="3.223cm"/>
    </style:style>
    <style:style style:name="co8" style:family="table-column">
      <style:table-column-properties fo:break-before="auto" style:column-width="4.999cm"/>
    </style:style>
    <style:style style:name="co9" style:family="table-column">
      <style:table-column-properties fo:break-before="auto" style:column-width="3.112cm"/>
    </style:style>
    <style:style style:name="co10" style:family="table-column">
      <style:table-column-properties fo:break-before="auto" style:column-width="1.281cm"/>
    </style:style>
    <style:style style:name="co11" style:family="table-column">
      <style:table-column-properties fo:break-before="auto" style:column-width="4.223cm"/>
    </style:style>
    <style:style style:name="co12" style:family="table-column">
      <style:table-column-properties fo:break-before="auto" style:column-width="5.914cm"/>
    </style:style>
    <style:style style:name="co13" style:family="table-column">
      <style:table-column-properties fo:break-before="auto" style:column-width="1.141cm"/>
    </style:style>
    <style:style style:name="co14" style:family="table-column">
      <style:table-column-properties fo:break-before="auto" style:column-width="4.112cm"/>
    </style:style>
    <style:style style:name="co15" style:family="table-column">
      <style:table-column-properties fo:break-before="auto" style:column-width="3.918cm"/>
    </style:style>
    <style:style style:name="co16" style:family="table-column">
      <style:table-column-properties fo:break-before="auto" style:column-width="3.473cm"/>
    </style:style>
    <style:style style:name="co17" style:family="table-column">
      <style:table-column-properties fo:break-before="auto" style:column-width="2.141cm"/>
    </style:style>
    <style:style style:name="co18" style:family="table-column">
      <style:table-column-properties fo:break-before="auto" style:column-width="3.251cm"/>
    </style:style>
    <style:style style:name="co19" style:family="table-column">
      <style:table-column-properties fo:break-before="auto" style:column-width="6.775cm"/>
    </style:style>
    <style:style style:name="co20" style:family="table-column">
      <style:table-column-properties fo:break-before="auto" style:column-width="5.583cm"/>
    </style:style>
    <style:style style:name="co21" style:family="table-column">
      <style:table-column-properties fo:break-before="auto" style:column-width="3.334cm"/>
    </style:style>
    <style:style style:name="co22" style:family="table-column">
      <style:table-column-properties fo:break-before="auto" style:column-width="6.359cm"/>
    </style:style>
    <style:style style:name="co23" style:family="table-column">
      <style:table-column-properties fo:break-before="auto" style:column-width="5.971cm"/>
    </style:style>
    <style:style style:name="co24" style:family="table-column">
      <style:table-column-properties fo:break-before="auto" style:column-width="5.304cm"/>
    </style:style>
    <style:style style:name="co25" style:family="table-column">
      <style:table-column-properties fo:break-before="auto" style:column-width="3.612cm"/>
    </style:style>
    <style:style style:name="co26" style:family="table-column">
      <style:table-column-properties fo:break-before="auto" style:column-width="6.387cm"/>
    </style:style>
    <style:style style:name="co27" style:family="table-column">
      <style:table-column-properties fo:break-before="auto" style:column-width="2.085cm"/>
    </style:style>
    <style:style style:name="co28" style:family="table-column">
      <style:table-column-properties fo:break-before="auto" style:column-width="3.695cm"/>
    </style:style>
    <style:style style:name="co29" style:family="table-column">
      <style:table-column-properties fo:break-before="auto" style:column-width="4.861cm"/>
    </style:style>
    <style:style style:name="co30" style:family="table-column">
      <style:table-column-properties fo:break-before="auto" style:column-width="4.417cm"/>
    </style:style>
    <style:style style:name="co31" style:family="table-column">
      <style:table-column-properties fo:break-before="auto" style:column-width="2.279cm"/>
    </style:style>
    <style:style style:name="co32" style:family="table-column">
      <style:table-column-properties fo:break-before="auto" style:column-width="2.267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992" table:default-cell-style-name="Default"/>
        <table:table-row table:style-name="ro1">
          <table:table-cell table:style-name="ce1" office:value-type="string">
            <text:p>Datenblätter</text:p>
          </table:table-cell>
          <table:table-cell table:style-name="ce1" office:value-type="string">
            <text:p>Abbildung</text:p>
          </table:table-cell>
          <table:table-cell table:style-name="ce1" office:value-type="string">
            <text:p>Digi-Key Teilenummer</text:p>
          </table:table-cell>
          <table:table-cell table:style-name="ce1" office:value-type="string">
            <text:p>Hersteller-Teilenummer</text:p>
          </table:table-cell>
          <table:table-cell table:style-name="ce1" office:value-type="string">
            <text:p>Hersteller</text:p>
          </table:table-cell>
          <table:table-cell table:style-name="ce1" office:value-type="string">
            <text:p>Beschreibung</text:p>
          </table:table-cell>
          <table:table-cell table:style-name="ce1" office:value-type="string">
            <text:p>Verfügbare Menge</text:p>
          </table:table-cell>
          <table:table-cell table:style-name="ce1" office:value-type="string">
            <text:p>Lagerbestand des Herstellers</text:p>
          </table:table-cell>
          <table:table-cell table:style-name="ce1" office:value-type="string">
            <text:p>Stückpreis (EUR)</text:p>
          </table:table-cell>
          <table:table-cell table:style-name="ce1" office:value-type="string">
            <text:p>@ qty</text:p>
          </table:table-cell>
          <table:table-cell table:style-name="ce1" office:value-type="string">
            <text:p>Mindestbestellmenge ist</text:p>
          </table:table-cell>
          <table:table-cell table:style-name="ce1" office:value-type="string">
            <text:p>Verpackung</text:p>
          </table:table-cell>
          <table:table-cell table:style-name="ce1" office:value-type="string">
            <text:p>Serie</text:p>
          </table:table-cell>
          <table:table-cell table:style-name="ce1" office:value-type="string">
            <text:p>Status der Komponente</text:p>
          </table:table-cell>
          <table:table-cell table:style-name="ce1" office:value-type="string">
            <text:p>Farbe</text:p>
          </table:table-cell>
          <table:table-cell table:style-name="ce1" office:value-type="string">
            <text:p>Konfiguration</text:p>
          </table:table-cell>
          <table:table-cell table:style-name="ce1" office:value-type="string">
            <text:p>Linsenfarbe</text:p>
          </table:table-cell>
          <table:table-cell table:style-name="ce1" office:value-type="string">
            <text:p>Linsentransparenz</text:p>
          </table:table-cell>
          <table:table-cell table:style-name="ce1" office:value-type="string">
            <text:p>Millicandela-Bewertung</text:p>
          </table:table-cell>
          <table:table-cell table:style-name="ce1" office:value-type="string">
            <text:p>Linsenstil</text:p>
          </table:table-cell>
          <table:table-cell table:style-name="ce1" office:value-type="string">
            <text:p>Linsengröße</text:p>
          </table:table-cell>
          <table:table-cell table:style-name="ce1" office:value-type="string">
            <text:p>Spannung - Forward (Vf) Typ</text:p>
          </table:table-cell>
          <table:table-cell table:style-name="ce1" office:value-type="string">
            <text:p>Strom - Test</text:p>
          </table:table-cell>
          <table:table-cell table:style-name="ce1" office:value-type="string">
            <text:p>Sichtwinkel</text:p>
          </table:table-cell>
          <table:table-cell table:style-name="ce1" office:value-type="string">
            <text:p>Montagetyp</text:p>
          </table:table-cell>
          <table:table-cell table:style-name="ce1" office:value-type="string">
            <text:p>Wellenlänge - dominant</text:p>
          </table:table-cell>
          <table:table-cell table:style-name="ce1" office:value-type="string">
            <text:p>Wellenlänge - Spitze</text:p>
          </table:table-cell>
          <table:table-cell table:style-name="ce1" office:value-type="string">
            <text:p>Funktionen</text:p>
          </table:table-cell>
          <table:table-cell table:style-name="ce1" office:value-type="string">
            <text:p>Gehäuse / Hülle</text:p>
          </table:table-cell>
          <table:table-cell table:style-name="ce1" office:value-type="string">
            <text:p>Gehäusetyp vom Lieferanten</text:p>
          </table:table-cell>
          <table:table-cell table:style-name="ce1" office:value-type="string">
            <text:p>Grösse / Dimension</text:p>
          </table:table-cell>
          <table:table-cell table:style-name="ce1" office:value-type="string">
            <text:p>Höhe (max.)</text:p>
          </table:table-cell>
          <table:table-cell table:style-name="ce1" table:number-columns-repeated="992"/>
        </table:table-row>
        <table:table-row table:style-name="ro2">
          <table:table-cell office:value-type="string">
            <text:p>http://www.inolux-corp.com/datasheet/SMDLED/RGB%20Top%20View/IN-B101FCH.pdf</text:p>
          </table:table-cell>
          <table:table-cell office:value-type="string">
            <text:p>//media.digikey.com/Renders/Inolux/IN-B101FCH.JPG</text:p>
          </table:table-cell>
          <table:table-cell office:value-type="string">
            <text:p>1830-1087-1-ND</text:p>
          </table:table-cell>
          <table:table-cell office:value-type="string">
            <text:p>IN-B101FCH</text:p>
          </table:table-cell>
          <table:table-cell office:value-type="string">
            <text:p>Inolux</text:p>
          </table:table-cell>
          <table:table-cell office:value-type="string">
            <text:p>LED RGB TOP VIEW SMD</text:p>
          </table:table-cell>
          <table:table-cell office:value-type="float" office:value="16764">
            <text:p>16764</text:p>
          </table:table-cell>
          <table:table-cell office:value-type="float" office:value="0">
            <text:p>0</text:p>
          </table:table-cell>
          <table:table-cell office:value-type="string">
            <text:p>0.39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urtabschnitt (CT)</text:p>
          </table:table-cell>
          <table:table-cell office:value-type="string">
            <text:p>-</text:p>
          </table:table-cell>
          <table:table-cell office:value-type="string">
            <text:p>Aktiv</text:p>
          </table:table-cell>
          <table:table-cell office:value-type="string">
            <text:p>Rot, Grün, Blau (RGB)</text:p>
          </table:table-cell>
          <table:table-cell office:value-type="string">
            <text:p>GemeinsameAnode</text:p>
          </table:table-cell>
          <table:table-cell table:number-columns-repeated="2" office:value-type="string">
            <text:p>-</text:p>
          </table:table-cell>
          <table:table-cell office:value-type="string">
            <text:p>58mcd Rot, 85mcd Grün, 17mcd Blau</text:p>
          </table:table-cell>
          <table:table-cell office:value-type="string">
            <text:p>Quadratisch mit flachem Oberteil</text:p>
          </table:table-cell>
          <table:table-cell office:value-type="string">
            <text:p>1,00mm</text:p>
          </table:table-cell>
          <table:table-cell office:value-type="string">
            <text:p>2,4V Rot, 3,4V Grün, 3,4V Blau</text:p>
          </table:table-cell>
          <table:table-cell office:value-type="string">
            <text:p>10mA Rot, 10mA Grün, 10mA Blau</text:p>
          </table:table-cell>
          <table:table-cell office:value-type="string">
            <text:p>140°</text:p>
          </table:table-cell>
          <table:table-cell office:value-type="string">
            <text:p>Oberflächenmontage</text:p>
          </table:table-cell>
          <table:table-cell office:value-type="string">
            <text:p>621nm Rot, 531nm Grün, 470nm Blau</text:p>
          </table:table-cell>
          <table:table-cell office:value-type="string">
            <text:p>629nm Rot, 520nm Grün, 480nm Blau</text:p>
          </table:table-cell>
          <table:table-cell office:value-type="string">
            <text:p>-</text:p>
          </table:table-cell>
          <table:table-cell office:value-type="string">
            <text:p>0404 (1010 metrisch)</text:p>
          </table:table-cell>
          <table:table-cell office:value-type="string">
            <text:p>SMD</text:p>
          </table:table-cell>
          <table:table-cell office:value-type="string">
            <text:p>L x B: 1,00mm x 1,00mm</text:p>
          </table:table-cell>
          <table:table-cell office:value-type="string">
            <text:p>0,75mm</text:p>
          </table:table-cell>
          <table:table-cell table:number-columns-repeated="992"/>
        </table:table-row>
        <table:table-row table:style-name="ro2">
          <table:table-cell office:value-type="string">
            <text:p>http://www.inolux-corp.com/datasheet/SMDLED/RGB%20Top%20View/IN-B101FCH.pdf</text:p>
          </table:table-cell>
          <table:table-cell office:value-type="string">
            <text:p>//media.digikey.com/Renders/Inolux/IN-B101FCH.JPG</text:p>
          </table:table-cell>
          <table:table-cell office:value-type="string">
            <text:p>1830-1087-6-ND</text:p>
          </table:table-cell>
          <table:table-cell office:value-type="string">
            <text:p>IN-B101FCH</text:p>
          </table:table-cell>
          <table:table-cell office:value-type="string">
            <text:p>Inolux</text:p>
          </table:table-cell>
          <table:table-cell office:value-type="string">
            <text:p>LED RGB TOP VIEW SMD</text:p>
          </table:table-cell>
          <table:table-cell office:value-type="float" office:value="16764">
            <text:p>16764</text:p>
          </table:table-cell>
          <table:table-cell office:value-type="float" office:value="0">
            <text:p>0</text:p>
          </table:table-cell>
          <table:table-cell office:value-type="string">
            <text:p>Digi-Ree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igi-Reel®</text:p>
          </table:table-cell>
          <table:table-cell office:value-type="string">
            <text:p>-</text:p>
          </table:table-cell>
          <table:table-cell office:value-type="string">
            <text:p>Aktiv</text:p>
          </table:table-cell>
          <table:table-cell office:value-type="string">
            <text:p>Rot, Grün, Blau (RGB)</text:p>
          </table:table-cell>
          <table:table-cell office:value-type="string">
            <text:p>GemeinsameAnode</text:p>
          </table:table-cell>
          <table:table-cell table:number-columns-repeated="2" office:value-type="string">
            <text:p>-</text:p>
          </table:table-cell>
          <table:table-cell office:value-type="string">
            <text:p>58mcd Rot, 85mcd Grün, 17mcd Blau</text:p>
          </table:table-cell>
          <table:table-cell office:value-type="string">
            <text:p>Quadratisch mit flachem Oberteil</text:p>
          </table:table-cell>
          <table:table-cell office:value-type="string">
            <text:p>1,00mm</text:p>
          </table:table-cell>
          <table:table-cell office:value-type="string">
            <text:p>2,4V Rot, 3,4V Grün, 3,4V Blau</text:p>
          </table:table-cell>
          <table:table-cell office:value-type="string">
            <text:p>10mA Rot, 10mA Grün, 10mA Blau</text:p>
          </table:table-cell>
          <table:table-cell office:value-type="string">
            <text:p>140°</text:p>
          </table:table-cell>
          <table:table-cell office:value-type="string">
            <text:p>Oberflächenmontage</text:p>
          </table:table-cell>
          <table:table-cell office:value-type="string">
            <text:p>621nm Rot, 531nm Grün, 470nm Blau</text:p>
          </table:table-cell>
          <table:table-cell office:value-type="string">
            <text:p>629nm Rot, 520nm Grün, 480nm Blau</text:p>
          </table:table-cell>
          <table:table-cell office:value-type="string">
            <text:p>-</text:p>
          </table:table-cell>
          <table:table-cell office:value-type="string">
            <text:p>0404 (1010 metrisch)</text:p>
          </table:table-cell>
          <table:table-cell office:value-type="string">
            <text:p>SMD</text:p>
          </table:table-cell>
          <table:table-cell office:value-type="string">
            <text:p>L x B: 1,00mm x 1,00mm</text:p>
          </table:table-cell>
          <table:table-cell office:value-type="string">
            <text:p>0,75mm</text:p>
          </table:table-cell>
          <table:table-cell table:number-columns-repeated="992"/>
        </table:table-row>
        <table:table-row table:style-name="ro2">
          <table:table-cell office:value-type="string">
            <text:p>http://www.qt-brightek.com/datasheet/QBLP1515B-RGBA.pdf</text:p>
          </table:table-cell>
          <table:table-cell office:value-type="string">
            <text:p>//media.digikey.com/Renders/QT%20Brightek%20Renders/1516-1183-6.jpg</text:p>
          </table:table-cell>
          <table:table-cell office:value-type="string">
            <text:p>1516-1183-1-ND</text:p>
          </table:table-cell>
          <table:table-cell office:value-type="string">
            <text:p>QBLP1515B-RGBA</text:p>
          </table:table-cell>
          <table:table-cell office:value-type="string">
            <text:p>QT Brightek (QTB)</text:p>
          </table:table-cell>
          <table:table-cell office:value-type="string">
            <text:p>LED RGB DIFFUSED 4PLCC SMD</text:p>
          </table:table-cell>
          <table:table-cell office:value-type="float" office:value="13659">
            <text:p>13659</text:p>
          </table:table-cell>
          <table:table-cell office:value-type="float" office:value="0">
            <text:p>0</text:p>
          </table:table-cell>
          <table:table-cell office:value-type="string">
            <text:p>0.79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urtabschnitt (CT)</text:p>
          </table:table-cell>
          <table:table-cell office:value-type="string">
            <text:p>-</text:p>
          </table:table-cell>
          <table:table-cell office:value-type="string">
            <text:p>Aktiv</text:p>
          </table:table-cell>
          <table:table-cell office:value-type="string">
            <text:p>Rot, Grün, Blau (RGB)</text:p>
          </table:table-cell>
          <table:table-cell office:value-type="string">
            <text:p>GemeinsameAnode</text:p>
          </table:table-cell>
          <table:table-cell office:value-type="string">
            <text:p>-</text:p>
          </table:table-cell>
          <table:table-cell office:value-type="string">
            <text:p>Diffundiert</text:p>
          </table:table-cell>
          <table:table-cell office:value-type="string">
            <text:p>150mcd Rot, 300mcd Grün, 77mcd Blau</text:p>
          </table:table-cell>
          <table:table-cell office:value-type="string">
            <text:p>Quadratisch mit flachem Oberteil</text:p>
          </table:table-cell>
          <table:table-cell office:value-type="string">
            <text:p>-</text:p>
          </table:table-cell>
          <table:table-cell office:value-type="string">
            <text:p>2V Rot, 3,1V Grün, 3,1V Blau</text:p>
          </table:table-cell>
          <table:table-cell office:value-type="string">
            <text:p>10mA Rot, 10mA Grün, 10mA Blau</text:p>
          </table:table-cell>
          <table:table-cell office:value-type="string">
            <text:p>120°</text:p>
          </table:table-cell>
          <table:table-cell office:value-type="string">
            <text:p>Oberflächenmontage</text:p>
          </table:table-cell>
          <table:table-cell office:value-type="string">
            <text:p>622nm Rot, 523nm Grün, 467nm Blau</text:p>
          </table:table-cell>
          <table:table-cell table:number-columns-repeated="2" office:value-type="string">
            <text:p>-</text:p>
          </table:table-cell>
          <table:table-cell office:value-type="string">
            <text:p>4-SMD, J-Anschluss</text:p>
          </table:table-cell>
          <table:table-cell office:value-type="string">
            <text:p>4-PLCC</text:p>
          </table:table-cell>
          <table:table-cell office:value-type="string">
            <text:p>L x B: 1,60mm x 1,50mm</text:p>
          </table:table-cell>
          <table:table-cell office:value-type="string">
            <text:p>1,20mm</text:p>
          </table:table-cell>
          <table:table-cell table:number-columns-repeated="992"/>
        </table:table-row>
        <table:table-row table:style-name="ro2">
          <table:table-cell office:value-type="string">
            <text:p>http://www.qt-brightek.com/datasheet/QBLP1515B-RGBA.pdf</text:p>
          </table:table-cell>
          <table:table-cell office:value-type="string">
            <text:p>//media.digikey.com/Renders/QT%20Brightek%20Renders/1516-1183-6.jpg</text:p>
          </table:table-cell>
          <table:table-cell office:value-type="string">
            <text:p>1516-1183-6-ND</text:p>
          </table:table-cell>
          <table:table-cell office:value-type="string">
            <text:p>QBLP1515B-RGBA</text:p>
          </table:table-cell>
          <table:table-cell office:value-type="string">
            <text:p>QT Brightek (QTB)</text:p>
          </table:table-cell>
          <table:table-cell office:value-type="string">
            <text:p>LED RGB DIFFUSED 4PLCC SMD</text:p>
          </table:table-cell>
          <table:table-cell office:value-type="float" office:value="13659">
            <text:p>13659</text:p>
          </table:table-cell>
          <table:table-cell office:value-type="float" office:value="0">
            <text:p>0</text:p>
          </table:table-cell>
          <table:table-cell office:value-type="string">
            <text:p>Digi-Ree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igi-Reel®</text:p>
          </table:table-cell>
          <table:table-cell office:value-type="string">
            <text:p>-</text:p>
          </table:table-cell>
          <table:table-cell office:value-type="string">
            <text:p>Aktiv</text:p>
          </table:table-cell>
          <table:table-cell office:value-type="string">
            <text:p>Rot, Grün, Blau (RGB)</text:p>
          </table:table-cell>
          <table:table-cell office:value-type="string">
            <text:p>GemeinsameAnode</text:p>
          </table:table-cell>
          <table:table-cell office:value-type="string">
            <text:p>-</text:p>
          </table:table-cell>
          <table:table-cell office:value-type="string">
            <text:p>Diffundiert</text:p>
          </table:table-cell>
          <table:table-cell office:value-type="string">
            <text:p>150mcd Rot, 300mcd Grün, 77mcd Blau</text:p>
          </table:table-cell>
          <table:table-cell office:value-type="string">
            <text:p>Quadratisch mit flachem Oberteil</text:p>
          </table:table-cell>
          <table:table-cell office:value-type="string">
            <text:p>-</text:p>
          </table:table-cell>
          <table:table-cell office:value-type="string">
            <text:p>2V Rot, 3,1V Grün, 3,1V Blau</text:p>
          </table:table-cell>
          <table:table-cell office:value-type="string">
            <text:p>10mA Rot, 10mA Grün, 10mA Blau</text:p>
          </table:table-cell>
          <table:table-cell office:value-type="string">
            <text:p>120°</text:p>
          </table:table-cell>
          <table:table-cell office:value-type="string">
            <text:p>Oberflächenmontage</text:p>
          </table:table-cell>
          <table:table-cell office:value-type="string">
            <text:p>622nm Rot, 523nm Grün, 467nm Blau</text:p>
          </table:table-cell>
          <table:table-cell table:number-columns-repeated="2" office:value-type="string">
            <text:p>-</text:p>
          </table:table-cell>
          <table:table-cell office:value-type="string">
            <text:p>4-SMD, J-Anschluss</text:p>
          </table:table-cell>
          <table:table-cell office:value-type="string">
            <text:p>4-PLCC</text:p>
          </table:table-cell>
          <table:table-cell office:value-type="string">
            <text:p>L x B: 1,60mm x 1,50mm</text:p>
          </table:table-cell>
          <table:table-cell office:value-type="string">
            <text:p>1,20mm</text:p>
          </table:table-cell>
          <table:table-cell table:number-columns-repeated="992"/>
        </table:table-row>
        <table:table-row table:style-name="ro2">
          <table:table-cell office:value-type="string">
            <text:p>https://docs.broadcom.com/docs/HSMF-C129-DS100</text:p>
          </table:table-cell>
          <table:table-cell office:value-type="string">
            <text:p>-</text:p>
          </table:table-cell>
          <table:table-cell office:value-type="string">
            <text:p>516-4371-1-ND</text:p>
          </table:table-cell>
          <table:table-cell office:value-type="string">
            <text:p>HSMF-C129</text:p>
          </table:table-cell>
          <table:table-cell office:value-type="string">
            <text:p>Broadcom Limited</text:p>
          </table:table-cell>
          <table:table-cell office:value-type="string">
            <text:p>LED RGB TOP MNT 0805 SMD</text:p>
          </table:table-cell>
          <table:table-cell office:value-type="float" office:value="5779">
            <text:p>5779</text:p>
          </table:table-cell>
          <table:table-cell office:value-type="float" office:value="0">
            <text:p>0</text:p>
          </table:table-cell>
          <table:table-cell office:value-type="string">
            <text:p>1.61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urtabschnitt (CT)</text:p>
          </table:table-cell>
          <table:table-cell office:value-type="string">
            <text:p>-</text:p>
          </table:table-cell>
          <table:table-cell office:value-type="string">
            <text:p>Aktiv</text:p>
          </table:table-cell>
          <table:table-cell office:value-type="string">
            <text:p>Rot, Grün, Blau (RGB)</text:p>
          </table:table-cell>
          <table:table-cell office:value-type="string">
            <text:p>GemeinsameAnode</text:p>
          </table:table-cell>
          <table:table-cell table:number-columns-repeated="3" office:value-type="string">
            <text:p>-</text:p>
          </table:table-cell>
          <table:table-cell office:value-type="string">
            <text:p>Rechteckig mit flachem Oberteil</text:p>
          </table:table-cell>
          <table:table-cell office:value-type="string">
            <text:p>1,40mm x 1,30mm</text:p>
          </table:table-cell>
          <table:table-cell office:value-type="string">
            <text:p>2V Rot, 3,4V Grün, 3,4V Blau</text:p>
          </table:table-cell>
          <table:table-cell office:value-type="string">
            <text:p>10mA Rot, 10mA Grün, 10mA Blau</text:p>
          </table:table-cell>
          <table:table-cell office:value-type="string">
            <text:p>140°</text:p>
          </table:table-cell>
          <table:table-cell office:value-type="string">
            <text:p>Oberflächenmontage</text:p>
          </table:table-cell>
          <table:table-cell office:value-type="string">
            <text:p>623nm Rot, 529nm Grün, 468nm Blau</text:p>
          </table:table-cell>
          <table:table-cell office:value-type="string">
            <text:p>633nm Rot, 521nm Grün, 463nm Blau</text:p>
          </table:table-cell>
          <table:table-cell office:value-type="string">
            <text:p>-</text:p>
          </table:table-cell>
          <table:table-cell office:value-type="string">
            <text:p>0805 (2012 metrisch)</text:p>
          </table:table-cell>
          <table:table-cell office:value-type="string">
            <text:p>0805</text:p>
          </table:table-cell>
          <table:table-cell office:value-type="string">
            <text:p>L x B: 2,00mm x 1,30mm</text:p>
          </table:table-cell>
          <table:table-cell office:value-type="string">
            <text:p>0,60mm</text:p>
          </table:table-cell>
          <table:table-cell table:number-columns-repeated="992"/>
        </table:table-row>
        <table:table-row table:style-name="ro2">
          <table:table-cell office:value-type="string">
            <text:p>https://docs.broadcom.com/docs/HSMF-C129-DS100</text:p>
          </table:table-cell>
          <table:table-cell office:value-type="string">
            <text:p>-</text:p>
          </table:table-cell>
          <table:table-cell office:value-type="string">
            <text:p>516-4371-6-ND</text:p>
          </table:table-cell>
          <table:table-cell office:value-type="string">
            <text:p>HSMF-C129</text:p>
          </table:table-cell>
          <table:table-cell office:value-type="string">
            <text:p>Broadcom Limited</text:p>
          </table:table-cell>
          <table:table-cell office:value-type="string">
            <text:p>LED RGB TOP MNT 0805 SMD</text:p>
          </table:table-cell>
          <table:table-cell office:value-type="float" office:value="5779">
            <text:p>5779</text:p>
          </table:table-cell>
          <table:table-cell office:value-type="float" office:value="0">
            <text:p>0</text:p>
          </table:table-cell>
          <table:table-cell office:value-type="string">
            <text:p>Digi-Ree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igi-Reel®</text:p>
          </table:table-cell>
          <table:table-cell office:value-type="string">
            <text:p>-</text:p>
          </table:table-cell>
          <table:table-cell office:value-type="string">
            <text:p>Aktiv</text:p>
          </table:table-cell>
          <table:table-cell office:value-type="string">
            <text:p>Rot, Grün, Blau (RGB)</text:p>
          </table:table-cell>
          <table:table-cell office:value-type="string">
            <text:p>GemeinsameAnode</text:p>
          </table:table-cell>
          <table:table-cell table:number-columns-repeated="3" office:value-type="string">
            <text:p>-</text:p>
          </table:table-cell>
          <table:table-cell office:value-type="string">
            <text:p>Rechteckig mit flachem Oberteil</text:p>
          </table:table-cell>
          <table:table-cell office:value-type="string">
            <text:p>1,40mm x 1,30mm</text:p>
          </table:table-cell>
          <table:table-cell office:value-type="string">
            <text:p>2V Rot, 3,4V Grün, 3,4V Blau</text:p>
          </table:table-cell>
          <table:table-cell office:value-type="string">
            <text:p>10mA Rot, 10mA Grün, 10mA Blau</text:p>
          </table:table-cell>
          <table:table-cell office:value-type="string">
            <text:p>140°</text:p>
          </table:table-cell>
          <table:table-cell office:value-type="string">
            <text:p>Oberflächenmontage</text:p>
          </table:table-cell>
          <table:table-cell office:value-type="string">
            <text:p>623nm Rot, 529nm Grün, 468nm Blau</text:p>
          </table:table-cell>
          <table:table-cell office:value-type="string">
            <text:p>633nm Rot, 521nm Grün, 463nm Blau</text:p>
          </table:table-cell>
          <table:table-cell office:value-type="string">
            <text:p>-</text:p>
          </table:table-cell>
          <table:table-cell office:value-type="string">
            <text:p>0805 (2012 metrisch)</text:p>
          </table:table-cell>
          <table:table-cell office:value-type="string">
            <text:p>0805</text:p>
          </table:table-cell>
          <table:table-cell office:value-type="string">
            <text:p>L x B: 2,00mm x 1,30mm</text:p>
          </table:table-cell>
          <table:table-cell office:value-type="string">
            <text:p>0,60mm</text:p>
          </table:table-cell>
          <table:table-cell table:number-columns-repeated="992"/>
        </table:table-row>
        <table:table-row table:style-name="ro2">
          <table:table-cell office:value-type="string">
            <text:p>https://docs.broadcom.com/docs/HSMF-C125-DS100</text:p>
          </table:table-cell>
          <table:table-cell office:value-type="string">
            <text:p>-</text:p>
          </table:table-cell>
          <table:table-cell office:value-type="string">
            <text:p>516-4374-1-ND</text:p>
          </table:table-cell>
          <table:table-cell office:value-type="string">
            <text:p>HSMF-C125</text:p>
          </table:table-cell>
          <table:table-cell office:value-type="string">
            <text:p>Broadcom Limited</text:p>
          </table:table-cell>
          <table:table-cell office:value-type="string">
            <text:p>LED RGB CHIP TOP MNT SMD</text:p>
          </table:table-cell>
          <table:table-cell office:value-type="float" office:value="5990">
            <text:p>5990</text:p>
          </table:table-cell>
          <table:table-cell office:value-type="float" office:value="0">
            <text:p>0</text:p>
          </table:table-cell>
          <table:table-cell office:value-type="string">
            <text:p>1.66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urtabschnitt (CT)</text:p>
          </table:table-cell>
          <table:table-cell office:value-type="string">
            <text:p>-</text:p>
          </table:table-cell>
          <table:table-cell office:value-type="string">
            <text:p>Aktiv</text:p>
          </table:table-cell>
          <table:table-cell office:value-type="string">
            <text:p>Rot, Grün, Blau (RGB)</text:p>
          </table:table-cell>
          <table:table-cell office:value-type="string">
            <text:p>Unabhängig</text:p>
          </table:table-cell>
          <table:table-cell table:number-columns-repeated="3" office:value-type="string">
            <text:p>-</text:p>
          </table:table-cell>
          <table:table-cell office:value-type="string">
            <text:p>Rechteckig mit flachem Oberteil</text:p>
          </table:table-cell>
          <table:table-cell office:value-type="string">
            <text:p>1,60mm x 1,15mm</text:p>
          </table:table-cell>
          <table:table-cell office:value-type="string">
            <text:p>2,15V Rot, 3,415V Grün, 3,425V Blau</text:p>
          </table:table-cell>
          <table:table-cell office:value-type="string">
            <text:p>10mA Rot, 10mA Grün, 10mA Blau</text:p>
          </table:table-cell>
          <table:table-cell office:value-type="string">
            <text:p>130° Rot, 150° Grün, 150° Blau</text:p>
          </table:table-cell>
          <table:table-cell office:value-type="string">
            <text:p>Oberflächenmontage</text:p>
          </table:table-cell>
          <table:table-cell office:value-type="string">
            <text:p>623nm Rot, 522nm Grün, 467nm Blau</text:p>
          </table:table-cell>
          <table:table-cell office:value-type="string">
            <text:p>630nm Rot, 515nm Grün, 461nm Blau</text:p>
          </table:table-cell>
          <table:table-cell office:value-type="string">
            <text:p>-</text:p>
          </table:table-cell>
          <table:table-cell office:value-type="string">
            <text:p>0606, konvex</text:p>
          </table:table-cell>
          <table:table-cell office:value-type="string">
            <text:p>-</text:p>
          </table:table-cell>
          <table:table-cell office:value-type="string">
            <text:p>L x B: 1,60mm x 1,60mm</text:p>
          </table:table-cell>
          <table:table-cell office:value-type="string">
            <text:p>0,50mm</text:p>
          </table:table-cell>
          <table:table-cell table:number-columns-repeated="992"/>
        </table:table-row>
        <table:table-row table:style-name="ro2">
          <table:table-cell office:value-type="string">
            <text:p>https://docs.broadcom.com/docs/HSMF-C125-DS100</text:p>
          </table:table-cell>
          <table:table-cell office:value-type="string">
            <text:p>-</text:p>
          </table:table-cell>
          <table:table-cell office:value-type="string">
            <text:p>516-4374-6-ND</text:p>
          </table:table-cell>
          <table:table-cell office:value-type="string">
            <text:p>HSMF-C125</text:p>
          </table:table-cell>
          <table:table-cell office:value-type="string">
            <text:p>Broadcom Limited</text:p>
          </table:table-cell>
          <table:table-cell office:value-type="string">
            <text:p>LED RGB CHIP TOP MNT SMD</text:p>
          </table:table-cell>
          <table:table-cell office:value-type="float" office:value="5990">
            <text:p>5990</text:p>
          </table:table-cell>
          <table:table-cell office:value-type="float" office:value="0">
            <text:p>0</text:p>
          </table:table-cell>
          <table:table-cell office:value-type="string">
            <text:p>Digi-Ree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igi-Reel®</text:p>
          </table:table-cell>
          <table:table-cell office:value-type="string">
            <text:p>-</text:p>
          </table:table-cell>
          <table:table-cell office:value-type="string">
            <text:p>Aktiv</text:p>
          </table:table-cell>
          <table:table-cell office:value-type="string">
            <text:p>Rot, Grün, Blau (RGB)</text:p>
          </table:table-cell>
          <table:table-cell office:value-type="string">
            <text:p>Unabhängig</text:p>
          </table:table-cell>
          <table:table-cell table:number-columns-repeated="3" office:value-type="string">
            <text:p>-</text:p>
          </table:table-cell>
          <table:table-cell office:value-type="string">
            <text:p>Rechteckig mit flachem Oberteil</text:p>
          </table:table-cell>
          <table:table-cell office:value-type="string">
            <text:p>1,60mm x 1,15mm</text:p>
          </table:table-cell>
          <table:table-cell office:value-type="string">
            <text:p>2,15V Rot, 3,415V Grün, 3,425V Blau</text:p>
          </table:table-cell>
          <table:table-cell office:value-type="string">
            <text:p>10mA Rot, 10mA Grün, 10mA Blau</text:p>
          </table:table-cell>
          <table:table-cell office:value-type="string">
            <text:p>130° Rot, 150° Grün, 150° Blau</text:p>
          </table:table-cell>
          <table:table-cell office:value-type="string">
            <text:p>Oberflächenmontage</text:p>
          </table:table-cell>
          <table:table-cell office:value-type="string">
            <text:p>623nm Rot, 522nm Grün, 467nm Blau</text:p>
          </table:table-cell>
          <table:table-cell office:value-type="string">
            <text:p>630nm Rot, 515nm Grün, 461nm Blau</text:p>
          </table:table-cell>
          <table:table-cell office:value-type="string">
            <text:p>-</text:p>
          </table:table-cell>
          <table:table-cell office:value-type="string">
            <text:p>0606, konvex</text:p>
          </table:table-cell>
          <table:table-cell office:value-type="string">
            <text:p>-</text:p>
          </table:table-cell>
          <table:table-cell office:value-type="string">
            <text:p>L x B: 1,60mm x 1,60mm</text:p>
          </table:table-cell>
          <table:table-cell office:value-type="string">
            <text:p>0,50mm</text:p>
          </table:table-cell>
          <table:table-cell table:number-columns-repeated="992"/>
        </table:table-row>
        <table:table-row table:style-name="ro2">
          <table:table-cell office:value-type="string">
            <text:p>http://www.qt-brightek.com/datasheet/QBLP1515B-RGBA.pdf</text:p>
          </table:table-cell>
          <table:table-cell office:value-type="string">
            <text:p>//media.digikey.com/Renders/QT%20Brightek%20Renders/1516-1183-6.jpg</text:p>
          </table:table-cell>
          <table:table-cell office:value-type="string">
            <text:p>1516-1183-2-ND</text:p>
          </table:table-cell>
          <table:table-cell office:value-type="string">
            <text:p>QBLP1515B-RGBA</text:p>
          </table:table-cell>
          <table:table-cell office:value-type="string">
            <text:p>QT Brightek (QTB)</text:p>
          </table:table-cell>
          <table:table-cell office:value-type="string">
            <text:p>LED RGB DIFFUSED 4PLCC SMD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string">
            <text:p>0.23585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string">
            <text:p>Gurt auf Rolle (Tape and Reel - TR)</text:p>
          </table:table-cell>
          <table:table-cell office:value-type="string">
            <text:p>-</text:p>
          </table:table-cell>
          <table:table-cell office:value-type="string">
            <text:p>Aktiv</text:p>
          </table:table-cell>
          <table:table-cell office:value-type="string">
            <text:p>Rot, Grün, Blau (RGB)</text:p>
          </table:table-cell>
          <table:table-cell office:value-type="string">
            <text:p>GemeinsameAnode</text:p>
          </table:table-cell>
          <table:table-cell office:value-type="string">
            <text:p>-</text:p>
          </table:table-cell>
          <table:table-cell office:value-type="string">
            <text:p>Diffundiert</text:p>
          </table:table-cell>
          <table:table-cell office:value-type="string">
            <text:p>150mcd Rot, 300mcd Grün, 77mcd Blau</text:p>
          </table:table-cell>
          <table:table-cell office:value-type="string">
            <text:p>Quadratisch mit flachem Oberteil</text:p>
          </table:table-cell>
          <table:table-cell office:value-type="string">
            <text:p>-</text:p>
          </table:table-cell>
          <table:table-cell office:value-type="string">
            <text:p>2V Rot, 3,1V Grün, 3,1V Blau</text:p>
          </table:table-cell>
          <table:table-cell office:value-type="string">
            <text:p>10mA Rot, 10mA Grün, 10mA Blau</text:p>
          </table:table-cell>
          <table:table-cell office:value-type="string">
            <text:p>120°</text:p>
          </table:table-cell>
          <table:table-cell office:value-type="string">
            <text:p>Oberflächenmontage</text:p>
          </table:table-cell>
          <table:table-cell office:value-type="string">
            <text:p>622nm Rot, 523nm Grün, 467nm Blau</text:p>
          </table:table-cell>
          <table:table-cell table:number-columns-repeated="2" office:value-type="string">
            <text:p>-</text:p>
          </table:table-cell>
          <table:table-cell office:value-type="string">
            <text:p>4-SMD, J-Anschluss</text:p>
          </table:table-cell>
          <table:table-cell office:value-type="string">
            <text:p>4-PLCC</text:p>
          </table:table-cell>
          <table:table-cell office:value-type="string">
            <text:p>L x B: 1,60mm x 1,50mm</text:p>
          </table:table-cell>
          <table:table-cell office:value-type="string">
            <text:p>1,20mm</text:p>
          </table:table-cell>
          <table:table-cell table:number-columns-repeated="992"/>
        </table:table-row>
        <table:table-row table:style-name="ro2">
          <table:table-cell office:value-type="string">
            <text:p>https://docs.broadcom.com/docs/HSMF-C125-DS100</text:p>
          </table:table-cell>
          <table:table-cell office:value-type="string">
            <text:p>-</text:p>
          </table:table-cell>
          <table:table-cell office:value-type="string">
            <text:p>516-4374-2-ND</text:p>
          </table:table-cell>
          <table:table-cell office:value-type="string">
            <text:p>HSMF-C125</text:p>
          </table:table-cell>
          <table:table-cell office:value-type="string">
            <text:p>Broadcom Limited</text:p>
          </table:table-cell>
          <table:table-cell office:value-type="string">
            <text:p>LED RGB CHIP TOP MNT SMD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string">
            <text:p>0.5504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string">
            <text:p>Gurt auf Rolle (Tape and Reel - TR)</text:p>
          </table:table-cell>
          <table:table-cell office:value-type="string">
            <text:p>-</text:p>
          </table:table-cell>
          <table:table-cell office:value-type="string">
            <text:p>Aktiv</text:p>
          </table:table-cell>
          <table:table-cell office:value-type="string">
            <text:p>Rot, Grün, Blau (RGB)</text:p>
          </table:table-cell>
          <table:table-cell office:value-type="string">
            <text:p>Unabhängig</text:p>
          </table:table-cell>
          <table:table-cell table:number-columns-repeated="3" office:value-type="string">
            <text:p>-</text:p>
          </table:table-cell>
          <table:table-cell office:value-type="string">
            <text:p>Rechteckig mit flachem Oberteil</text:p>
          </table:table-cell>
          <table:table-cell office:value-type="string">
            <text:p>1,60mm x 1,15mm</text:p>
          </table:table-cell>
          <table:table-cell office:value-type="string">
            <text:p>2,15V Rot, 3,415V Grün, 3,425V Blau</text:p>
          </table:table-cell>
          <table:table-cell office:value-type="string">
            <text:p>10mA Rot, 10mA Grün, 10mA Blau</text:p>
          </table:table-cell>
          <table:table-cell office:value-type="string">
            <text:p>130° Rot, 150° Grün, 150° Blau</text:p>
          </table:table-cell>
          <table:table-cell office:value-type="string">
            <text:p>Oberflächenmontage</text:p>
          </table:table-cell>
          <table:table-cell office:value-type="string">
            <text:p>623nm Rot, 522nm Grün, 467nm Blau</text:p>
          </table:table-cell>
          <table:table-cell office:value-type="string">
            <text:p>630nm Rot, 515nm Grün, 461nm Blau</text:p>
          </table:table-cell>
          <table:table-cell office:value-type="string">
            <text:p>-</text:p>
          </table:table-cell>
          <table:table-cell office:value-type="string">
            <text:p>0606, konvex</text:p>
          </table:table-cell>
          <table:table-cell office:value-type="string">
            <text:p>-</text:p>
          </table:table-cell>
          <table:table-cell office:value-type="string">
            <text:p>L x B: 1,60mm x 1,60mm</text:p>
          </table:table-cell>
          <table:table-cell office:value-type="string">
            <text:p>0,50mm</text:p>
          </table:table-cell>
          <table:table-cell table:number-columns-repeated="992"/>
        </table:table-row>
        <table:table-row table:style-name="ro2">
          <table:table-cell office:value-type="string">
            <text:p>https://docs.broadcom.com/docs/HSMF-C129-DS100</text:p>
          </table:table-cell>
          <table:table-cell office:value-type="string">
            <text:p>-</text:p>
          </table:table-cell>
          <table:table-cell office:value-type="string">
            <text:p>516-4371-2-ND</text:p>
          </table:table-cell>
          <table:table-cell office:value-type="string">
            <text:p>HSMF-C129</text:p>
          </table:table-cell>
          <table:table-cell office:value-type="string">
            <text:p>Broadcom Limited</text:p>
          </table:table-cell>
          <table:table-cell office:value-type="string">
            <text:p>LED RGB TOP MNT 0805 SMD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string">
            <text:p>0.5978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string">
            <text:p>Gurt auf Rolle (Tape and Reel - TR)</text:p>
          </table:table-cell>
          <table:table-cell office:value-type="string">
            <text:p>-</text:p>
          </table:table-cell>
          <table:table-cell office:value-type="string">
            <text:p>Aktiv</text:p>
          </table:table-cell>
          <table:table-cell office:value-type="string">
            <text:p>Rot, Grün, Blau (RGB)</text:p>
          </table:table-cell>
          <table:table-cell office:value-type="string">
            <text:p>GemeinsameAnode</text:p>
          </table:table-cell>
          <table:table-cell table:number-columns-repeated="3" office:value-type="string">
            <text:p>-</text:p>
          </table:table-cell>
          <table:table-cell office:value-type="string">
            <text:p>Rechteckig mit flachem Oberteil</text:p>
          </table:table-cell>
          <table:table-cell office:value-type="string">
            <text:p>1,40mm x 1,30mm</text:p>
          </table:table-cell>
          <table:table-cell office:value-type="string">
            <text:p>2V Rot, 3,4V Grün, 3,4V Blau</text:p>
          </table:table-cell>
          <table:table-cell office:value-type="string">
            <text:p>10mA Rot, 10mA Grün, 10mA Blau</text:p>
          </table:table-cell>
          <table:table-cell office:value-type="string">
            <text:p>140°</text:p>
          </table:table-cell>
          <table:table-cell office:value-type="string">
            <text:p>Oberflächenmontage</text:p>
          </table:table-cell>
          <table:table-cell office:value-type="string">
            <text:p>623nm Rot, 529nm Grün, 468nm Blau</text:p>
          </table:table-cell>
          <table:table-cell office:value-type="string">
            <text:p>633nm Rot, 521nm Grün, 463nm Blau</text:p>
          </table:table-cell>
          <table:table-cell office:value-type="string">
            <text:p>-</text:p>
          </table:table-cell>
          <table:table-cell office:value-type="string">
            <text:p>0805 (2012 metrisch)</text:p>
          </table:table-cell>
          <table:table-cell office:value-type="string">
            <text:p>0805</text:p>
          </table:table-cell>
          <table:table-cell office:value-type="string">
            <text:p>L x B: 2,00mm x 1,30mm</text:p>
          </table:table-cell>
          <table:table-cell office:value-type="string">
            <text:p>0,60mm</text:p>
          </table:table-cell>
          <table:table-cell table:number-columns-repeated="99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2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5">05/04/2020</text:date>, <text:time>12:0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5T12:00:16.02</dc:date>
    <dc:creator>Steve Mayze</dc:creator>
    <meta:document-statistic meta:table-count="1" meta:cell-count="384" meta:object-count="0"/>
    <meta:generator>OpenOffice/4.1.6$Win32 OpenOffice.org_project/416m1$Build-9790</meta:generator>
  </office:meta>
</office:document-meta>
</file>